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3" style:family="paragraph" style:parent-style-name="Text_20_body" style:list-style-name="L5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4" style:family="paragraph" style:parent-style-name="Text_20_body" style:list-style-name="L6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5" style:family="paragraph" style:parent-style-name="Text_20_body" style:list-style-name="L7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6" style:family="paragraph" style:parent-style-name="Text_20_body" style:list-style-name="L8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fo:letter-spacing="normal"/>
    </style:style>
    <style:style style:name="T1" style:family="text">
      <style:text-properties style:font-name="Poppins" fo:font-size="11.25pt" fo:font-style="normal" fo:font-weight="normal"/>
    </style:style>
    <style:style style:name="T2" style:family="text">
      <style:text-properties style:font-name="Poppins" fo:font-size="11.25pt" fo:font-style="normal" fo:font-weight="normal" officeooo:rsid="000ffba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o de los asistentes a una fiesta está interpretando en secreto y sin saberlo a un asesino y los demás asistentes deben determinar quién de ello es el asesino. En este misterio de asesinato hay:</text:p>
      <text:list text:style-name="L5">
        <text:list-item>
          <text:p text:style-name="P3">Cuatro salas: salón de baile - la galeria - la sala de billar - el comedor</text:p>
        </text:list-item>
        <text:list-item>
          <text:p text:style-name="P3">Cuatro armas: veneno - trofeo - palo de billar - un cuchillo</text:p>
        </text:list-item>
        <text:list-item>
          <text:p text:style-name="P3">Cuatro sospechosos: Sr.Parker - Sra Van Cleve - Sra Sparr - Sr Kalehoff</text:p>
        </text:list-item>
      </text:list>
      <text:p text:style-name="P1">También sabemos que cada arma corresponde a una habitación en particular:</text:p>
      <text:list text:style-name="L6">
        <text:list-item>
          <text:p text:style-name="P4">el veneno al salón de baile</text:p>
        </text:list-item>
        <text:list-item>
          <text:p text:style-name="P4">el trofeo a la galeria</text:p>
        </text:list-item>
        <text:list-item>
          <text:p text:style-name="P4">el palo de billar a la sala de billar</text:p>
        </text:list-item>
        <text:list-item>
          <text:p text:style-name="P4">el cuchillo al comedor</text:p>
        </text:list-item>
      </text:list>
      <text:p text:style-name="P1">Y sabemos que cada sospechoso estaba ubicado en una habitación especifica en el momento del asesinato</text:p>
      <text:list text:style-name="L7">
        <text:list-item>
          <text:p text:style-name="P5">el Sr parker en el comedor</text:p>
        </text:list-item>
        <text:list-item>
          <text:p text:style-name="P5">Sr Van Cleve en la galeria</text:p>
        </text:list-item>
        <text:list-item>
          <text:p text:style-name="P5">Sra Sparr en la sala de billar</text:p>
        </text:list-item>
        <text:list-item>
          <text:p text:style-name="P5">Sr Kalehoff en el salón de baile</text:p>
        </text:list-item>
      </text:list>
      <text:p text:style-name="P1">La información se introduce a través de dos listas desplegables donde se indique la habitación donde se ha cometido el asesinato y otra para indicar el sospechoso. Tras pulsar un botón se debe resolver el misterio</text:p>
      <text:p text:style-name="P1">Para ayudar a resolver este misterio, escribe una combinación de declaraciones condicionales que:</text:p>
      <text:list text:style-name="L8">
        <text:list-item>
          <text:p text:style-name="P6">establece el arma según la habitación</text:p>
        </text:list-item>
        <text:list-item>
          <text:p text:style-name="P6">establece el valor de "resuelto" en verdadero si el valor de la habitación coincide con la habitación del sospechos</text:p>
        </text:list-item>
      </text:list>
      <text:p text:style-name="P1">Luego usa esta plantilla para imprimir el mensaje:</text:p>
      <text:p text:style-name="P7"><text:span text:style-name="T2">¡</text:span><text:span text:style-name="T1">_______________lo hizo en el ______________ con el ____________ !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6:57:15.732620697</meta:creation-date>
    <dc:date>2023-10-05T16:57:46.782145238</dc:date>
    <meta:editing-duration>PT31S</meta:editing-duration>
    <meta:editing-cycles>1</meta:editing-cycles>
    <meta:document-statistic meta:table-count="0" meta:image-count="0" meta:object-count="0" meta:page-count="1" meta:paragraph-count="20" meta:word-count="257" meta:character-count="1389" meta:non-whitespace-character-count="1165"/>
    <meta:generator>LibreOffice/7.4.7.2$Linux_X86_64 LibreOffice_project/40$Build-2</meta:generator>
  </office:meta>
</office:document-meta>
</file>